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1cm" fo:margin-left="0.002cm" fo:margin-top="0cm" fo:margin-bottom="0cm" table:align="left" style:writing-mode="page"/>
    </style:style>
    <style:style style:name="Tableau1.A" style:family="table-column">
      <style:table-column-properties style:column-width="15.92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0f4f8" fo:padding-left="0.176cm" fo:padding-right="0.176cm" fo:padding-top="0.106cm" fo:padding-bottom="0.106cm" fo:border="0.1pt solid #aaaaaa">
        <style:background-image/>
      </style:table-cell-properties>
    </style:style>
    <style:style style:name="Tableau2" style:family="table">
      <style:table-properties style:width="15.921cm" fo:margin-left="0.002cm" fo:margin-top="0cm" fo:margin-bottom="0cm" table:align="left" style:writing-mode="page"/>
    </style:style>
    <style:style style:name="Tableau2.A" style:family="table-column">
      <style:table-column-properties style:column-width="4.937cm"/>
    </style:style>
    <style:style style:name="Tableau2.B" style:family="table-column">
      <style:table-column-properties style:column-width="2.469cm"/>
    </style:style>
    <style:style style:name="Tableau2.C" style:family="table-column">
      <style:table-column-properties style:column-width="8.5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2.A2" style:family="table-cell">
      <style:table-cell-properties style:vertical-align="middle"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2.A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3" style:family="table">
      <style:table-properties style:width="15.921cm" fo:margin-left="0.002cm" fo:margin-top="0cm" fo:margin-bottom="0cm" table:align="left" style:writing-mode="page"/>
    </style:style>
    <style:style style:name="Tableau3.A" style:family="table-column">
      <style:table-column-properties style:column-width="2.468cm"/>
    </style:style>
    <style:style style:name="Tableau3.B" style:family="table-column">
      <style:table-column-properties style:column-width="13.45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3.A2" style:family="table-cell">
      <style:table-cell-properties style:vertical-align="middle" fo:background-color="#d6e4f0" fo:padding-left="0.176cm" fo:padding-right="0.176cm" fo:padding-top="0.106cm" fo:padding-bottom="0.106cm" fo:border="0.1pt solid #aaaaaa">
        <style:background-image/>
      </style:table-cell-properties>
    </style:style>
    <style:style style:name="Tableau3.B2" style:family="table-cell">
      <style:table-cell-properties style:vertical-align="middle"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3.B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4" style:family="table">
      <style:table-properties style:width="15.921cm" fo:margin-left="0.002cm" fo:margin-top="0cm" fo:margin-bottom="0cm" table:align="left" style:writing-mode="page"/>
    </style:style>
    <style:style style:name="Tableau4.A" style:family="table-column">
      <style:table-column-properties style:column-width="15.921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3cd" fo:padding-left="0.176cm" fo:padding-right="0.176cm" fo:padding-top="0.106cm" fo:padding-bottom="0.106cm" fo:border="0.1pt solid #aaaaaa">
        <style:background-image/>
      </style:table-cell-properties>
    </style:style>
    <style:style style:name="Tableau5" style:family="table">
      <style:table-properties style:width="15.921cm" fo:margin-left="0.002cm" fo:margin-top="0cm" fo:margin-bottom="0cm" table:align="left" style:writing-mode="page"/>
    </style:style>
    <style:style style:name="Tableau5.A" style:family="table-column">
      <style:table-column-properties style:column-width="2.468cm"/>
    </style:style>
    <style:style style:name="Tableau5.B" style:family="table-column">
      <style:table-column-properties style:column-width="1.236cm"/>
    </style:style>
    <style:style style:name="Tableau5.C" style:family="table-column">
      <style:table-column-properties style:column-width="1.411cm"/>
    </style:style>
    <style:style style:name="Tableau5.D" style:family="table-column">
      <style:table-column-properties style:column-width="1.764cm"/>
    </style:style>
    <style:style style:name="Tableau5.E" style:family="table-column">
      <style:table-column-properties style:column-width="2.115cm"/>
    </style:style>
    <style:style style:name="Tableau5.F" style:family="table-column">
      <style:table-column-properties style:column-width="2.646cm"/>
    </style:style>
    <style:style style:name="Tableau5.H" style:family="table-column">
      <style:table-column-properties style:column-width="3.04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5.A2" style:family="table-cell">
      <style:table-cell-properties style:vertical-align="middle"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5.A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6" style:family="table">
      <style:table-properties style:width="15.921cm" fo:margin-left="0.002cm" fo:margin-top="0cm" fo:margin-bottom="0cm" table:align="left" style:writing-mode="page"/>
    </style:style>
    <style:style style:name="Tableau6.A" style:family="table-column">
      <style:table-column-properties style:column-width="2.468cm"/>
    </style:style>
    <style:style style:name="Tableau6.B" style:family="table-column">
      <style:table-column-properties style:column-width="1.236cm"/>
    </style:style>
    <style:style style:name="Tableau6.C" style:family="table-column">
      <style:table-column-properties style:column-width="1.411cm"/>
    </style:style>
    <style:style style:name="Tableau6.D" style:family="table-column">
      <style:table-column-properties style:column-width="1.764cm"/>
    </style:style>
    <style:style style:name="Tableau6.E" style:family="table-column">
      <style:table-column-properties style:column-width="2.115cm"/>
    </style:style>
    <style:style style:name="Tableau6.F" style:family="table-column">
      <style:table-column-properties style:column-width="2.646cm"/>
    </style:style>
    <style:style style:name="Tableau6.H" style:family="table-column">
      <style:table-column-properties style:column-width="3.0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6.A2" style:family="table-cell">
      <style:table-cell-properties style:vertical-align="middle"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6.A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7" style:family="table">
      <style:table-properties style:width="15.921cm" fo:margin-left="0.002cm" fo:margin-top="0cm" fo:margin-bottom="0cm" table:align="left" style:writing-mode="page"/>
    </style:style>
    <style:style style:name="Tableau7.A" style:family="table-column">
      <style:table-column-properties style:column-width="15.9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0f4f8" fo:padding-left="0.176cm" fo:padding-right="0.176cm" fo:padding-top="0.106cm" fo:padding-bottom="0.106cm" fo:border="0.1pt solid #aaaaaa">
        <style:background-image/>
      </style:table-cell-properties>
    </style:style>
    <style:style style:name="Tableau8" style:family="table">
      <style:table-properties style:width="15.921cm" fo:margin-left="0.002cm" fo:margin-top="0cm" fo:margin-bottom="0cm" table:align="left" style:writing-mode="page"/>
    </style:style>
    <style:style style:name="Tableau8.A" style:family="table-column">
      <style:table-column-properties style:column-width="3.173cm"/>
    </style:style>
    <style:style style:name="Tableau8.B" style:family="table-column">
      <style:table-column-properties style:column-width="2.469cm"/>
    </style:style>
    <style:style style:name="Tableau8.C" style:family="table-column">
      <style:table-column-properties style:column-width="10.278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8.A2" style:family="table-cell">
      <style:table-cell-properties style:vertical-align="middle" fo:background-color="#ffffff" fo:padding-left="0.176cm" fo:padding-right="0.176cm" fo:padding-top="0.106cm" fo:padding-bottom="0.106cm" fo:border="0.1pt solid #aaaaaa">
        <style:background-image/>
      </style:table-cell-properties>
    </style:style>
    <style:style style:name="Tableau8.A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9" style:family="table">
      <style:table-properties style:width="15.921cm" fo:margin-left="0.002cm" fo:margin-top="0cm" fo:margin-bottom="0cm" table:align="left" style:writing-mode="page"/>
    </style:style>
    <style:style style:name="Tableau9.A" style:family="table-column">
      <style:table-column-properties style:column-width="5.643cm"/>
    </style:style>
    <style:style style:name="Tableau9.B" style:family="table-column">
      <style:table-column-properties style:column-width="2.469cm"/>
    </style:style>
    <style:style style:name="Tableau9.C" style:family="table-column">
      <style:table-column-properties style:column-width="7.80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middle" fo:background-color="#1f4e79" fo:padding-left="0.176cm" fo:padding-right="0.176cm" fo:padding-top="0.106cm" fo:padding-bottom="0.106cm" fo:border="0.1pt solid #aaaaaa">
        <style:background-image/>
      </style:table-cell-properties>
    </style:style>
    <style:style style:name="Tableau9.A2" style:family="table-cell">
      <style:table-cell-properties style:vertical-align="middle" fo:background-color="#f0f4f8" fo:padding-left="0.176cm" fo:padding-right="0.176cm" fo:padding-top="0.106cm" fo:padding-bottom="0.106cm" fo:border="0.1pt solid #aaaaaa">
        <style:background-image/>
      </style:table-cell-properties>
    </style:style>
    <style:style style:name="Tableau9.A3" style:family="table-cell">
      <style:table-cell-properties style:vertical-align="middle" fo:background-color="#f5f5f5" fo:padding-left="0.176cm" fo:padding-right="0.176cm" fo:padding-top="0.106cm" fo:padding-bottom="0.106cm" fo:border="0.1pt solid #aaaaaa">
        <style:background-image/>
      </style:table-cell-properties>
    </style:style>
    <style:style style:name="Tableau10" style:family="table">
      <style:table-properties style:width="15.921cm" fo:margin-left="0.002cm" fo:margin-top="0cm" fo:margin-bottom="0cm" table:align="left" style:writing-mode="page"/>
    </style:style>
    <style:style style:name="Tableau10.A" style:family="table-column">
      <style:table-column-properties style:column-width="15.92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3cd" fo:padding-left="0.176cm" fo:padding-right="0.176cm" fo:padding-top="0.106cm" fo:padding-bottom="0.106cm" fo:border="0.1pt solid #aaaaaa">
        <style:background-image/>
      </style:table-cell-properties>
    </style:style>
    <style:style style:name="P1" style:family="paragraph" style:parent-style-name="Standard">
      <style:paragraph-properties fo:margin-top="0cm" fo:margin-bottom="0.141cm" style:contextual-spacing="false"/>
    </style:style>
    <style:style style:name="P2" style:family="paragraph" style:parent-style-name="Standard">
      <style:paragraph-properties fo:margin-top="0cm" fo:margin-bottom="0.106cm" style:contextual-spacing="false"/>
    </style:style>
    <style:style style:name="P3" style:family="paragraph" style:parent-style-name="Standard">
      <style:paragraph-properties fo:margin-top="0.141cm" fo:margin-bottom="0.141cm" style:contextual-spacing="false" fo:padding-left="0cm" fo:padding-right="0cm" fo:padding-top="0cm" fo:padding-bottom="0.035cm" fo:border-left="none" fo:border-right="none" fo:border-top="none" fo:border-bottom="0.74pt solid #2e75b6"/>
    </style:style>
    <style:style style:name="P4" style:family="paragraph" style:parent-style-name="Heading_20_1">
      <style:paragraph-properties fo:margin-top="0.494cm" fo:margin-bottom="0.212cm" style:contextual-spacing="false"/>
    </style:style>
    <style:style style:name="P5" style:family="paragraph" style:parent-style-name="Standard">
      <style:paragraph-properties fo:margin-top="0.106cm" fo:margin-bottom="0.106cm" style:contextual-spacing="false"/>
    </style:style>
    <style:style style:name="P6" style:family="paragraph" style:parent-style-name="Standard">
      <style:paragraph-properties fo:margin-left="0.776cm" fo:margin-top="0.053cm" fo:margin-bottom="0.053cm" style:contextual-spacing="false" fo:text-indent="-0.388cm" style:auto-text-indent="false"/>
    </style:style>
    <style:style style:name="P7" style:family="paragraph" style:parent-style-name="Heading_20_2">
      <style:paragraph-properties fo:margin-top="0.353cm" fo:margin-bottom="0.141cm" style:contextual-spacing="false"/>
    </style:style>
    <style:style style:name="P8" style:family="paragraph" style:parent-style-name="Standard">
      <style:paragraph-properties fo:margin-top="0.053cm" fo:margin-bottom="0.053cm" style:contextual-spacing="false"/>
    </style:style>
    <style:style style:name="P9" style:family="paragraph" style:parent-style-name="Standard">
      <style:paragraph-properties fo:margin-left="0.776cm" fo:margin-top="0.053cm" fo:margin-bottom="0.053cm" style:contextual-spacing="false"/>
    </style:style>
    <style:style style:name="P10" style:family="paragraph" style:parent-style-name="Standard">
      <style:paragraph-properties fo:margin-top="0.106cm" fo:margin-bottom="0cm" style:contextual-spacing="false" fo:text-align="right" style:justify-single-word="false"/>
    </style:style>
    <style:style style:name="T1" style:family="text">
      <style:text-properties fo:color="#555555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1f4e79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666666" loext:opacity="100%" fo:font-size="10pt" style:font-size-asian="10pt" style:font-size-complex="10pt"/>
    </style:style>
    <style:style style:name="T4" style:family="text">
      <style:text-properties fo:color="#888888" loext:opacity="100%" fo:font-size="9pt" style:font-size-asian="9pt" style:font-size-complex="9pt"/>
    </style:style>
    <style:style style:name="T5" style:family="text">
      <style:text-properties fo:color="#1f4e79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222222" loext:opacity="100%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222222" loext:opacity="100%" fo:font-size="9.5pt" fo:font-weight="normal" style:font-size-asian="9.5pt" style:font-weight-asian="normal" style:font-size-complex="9.5pt" style:font-weight-complex="normal"/>
    </style:style>
    <style:style style:name="T8" style:family="text">
      <style:text-properties fo:color="#2e75b6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8.5pt" fo:font-weight="normal" style:font-size-asian="8.5pt" style:font-weight-asian="normal" style:font-size-complex="8.5pt" style:font-weight-complex="normal"/>
    </style:style>
    <style:style style:name="T12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0d47a1" loext:opacity="100%" fo:font-family="'Courier New'" style:font-family-generic="roman" style:font-pitch="variable" fo:font-size="8.5pt" style:font-family-asian="'Courier New'" style:font-family-generic-asian="system" style:font-pitch-asian="variable" style:font-size-asian="8.5pt" style:font-family-complex="'Courier New'" style:font-family-generic-complex="system" style:font-pitch-complex="variable" style:font-size-complex="8.5pt"/>
    </style:style>
    <style:style style:name="T15" style:family="text">
      <style:text-properties fo:color="#2e75b6" loext:opacity="100%" fo:font-size="8.5pt" fo:font-weight="bold" style:font-size-asian="8.5pt" style:font-weight-asian="bold" style:font-size-complex="8.5pt" style:font-weight-complex="bold"/>
    </style:style>
    <style:style style:name="T16" style:family="text">
      <style:text-properties fo:color="#888888" loext:opacity="100%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t RZ — Documentation Technique</text:span></text:p>
      <text:p text:style-name="P2"><text:span text:style-name="T2">Module STT / Voice — Reconnaissance et Synthèse Vocale</text:span></text:p>
      <text:p text:style-name="P2"><text:span text:style-name="T3">Version 1.0 — Avril 2026 — Vincent Philippe</text:span></text:p>
      <text:p text:style-name="P2"><text:span text:style-name="T4">Variables VPIV : STT · Voice <text:s text:c="2"/>| <text:s text:c="2"/>Scripts : rz_stt_manager.sh · rz_stt_manager.py · rz_stt_handler.sh · rz_ai_conversation.py</text:span></text:p>
      <text:p text:style-name="P3"/>
      <text:h text:style-name="P4" text:outline-level="1"><text:span text:style-name="T5">1. Rôle du module</text:span></text:h>
      <text:p text:style-name="P5"><text:span text:style-name="T6">Le module STT (Speech-To-Text, reconnaissance vocale) est l'un des moyens de captage des ordres utilisateur sur SE. Il permet à l'utilisateur de piloter RZ par la voix sans action sur l'interface Node-RED (SP). Associé à Voice (TTS, synthèse vocale), il constitue la boucle interaction vocale complète de SE.</text:span></text:p>
      <text:p text:style-name="P5"><text:span text:style-name="T6">Ce module est particulièrement sensible car :</text:span></text:p>
      <text:p text:style-name="P6"><text:span text:style-name="T7">• <text:s/>il agit en amont de toute commande VPIV — une erreur de reconnaissance produit une trame parasite</text:span></text:p>
      <text:p text:style-name="P6"><text:span text:style-name="T7">• <text:s/>il doit rester réactif en permanence sans perturber le fonctionnement des autres managers</text:span></text:p>
      <text:p text:style-name="P6"><text:span text:style-name="T7">• <text:s/>il intègre une bascule locale/cloud qui engage la confidentialité des données utilisateur (texte envoyé à Google Gemini)</text:span></text:p>
      <text:p text:style-name="P6"><text:span text:style-name="T7">• <text:s/>le module Voice (TTS) est son pendant sortant — il est géré par le même superviseur (rz_stt_manager.sh)</text:span></text:p>
      <text:h text:style-name="P4" text:outline-level="1"><text:span text:style-name="T5">2. Présentation générale</text:span></text:h>
      <text:p text:style-name="P5"><text:span text:style-name="T6">Le module STT de SE repose sur deux moteurs complémentaires :</text:span></text:p>
      <text:p text:style-name="P6"><text:span text:style-name="T7">• <text:s/>PocketSphinx (offline) : moteur de reconnaissance local, fonctionnant sans réseau. Détecte le mot-clé 'rz' (Wake Word), puis reconnaît les commandes du catalogue (Table D). Garant de la confidentialité.</text:span></text:p>
      <text:p text:style-name="P6"><text:span text:style-name="T7">• <text:s/>Google Gemini 1.5 Flash (cloud) : moteur de conversation IA, activé uniquement en mode Conv ou Mixte quand la commande n'est pas dans le catalogue. Nécessite Internet. Seul le texte déjà reconnu est envoyé — jamais l'audio.</text:span></text:p>
      <text:p text:style-name="P5"><text:span text:style-name="T6">Le module Voice assure le retour sonore (TTS) via termux-tts-speak, intégré au même superviseur. Le volume TTS (Voice:vol) est prévu mais non encore implémenté dans la version 2.0.</text:span></text:p>
      <text:h text:style-name="P4" text:outline-level="1"><text:span text:style-name="T5">3. Architecture &amp; dépendances</text:span></text:h>
      <text:h text:style-name="P7" text:outline-level="2"><text:span text:style-name="T8">3.1 Chaîne de traitement</text:span></text:h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<text:span text:style-name="T9">Table D (CSV source) <text:s/>→ <text:s/>rz_build_system.py <text:s/>→ <text:s/>stt_catalog.json + rz_words.txt</text:span></text:p>
            <text:p text:style-name="P8"><text:span text:style-name="T9"><text:s text:c="21"/>→ <text:s/>rz_build_dict.py <text:s text:c="2"/>→ <text:s/>lib_pocketsphinx/fr.dict</text:span></text:p>
            <text:p text:style-name="P8"/>
            <text:p text:style-name="P8"><text:span text:style-name="T9">rz_stt_manager.sh <text:s/>(superviseur Bash — lanceur + boucle TTS)</text:span></text:p>
            <text:p text:style-name="P8"><text:span text:style-name="T9"><text:s text:c="2"/>└─► rz_stt_manager.py <text:s/>(daemon PocketSphinx — boucle d'écoute + aiguillage)</text:span></text:p>
            <text:p text:style-name="P8"><text:span text:style-name="T9"><text:s text:c="8"/>├─► rz_stt_handler.sh <text:s text:c="5"/>(catalogue local → VPIV $A:STT:intent)</text:span></text:p>
            <text:p text:style-name="P8"><text:span text:style-name="T9"><text:s text:c="8"/>└─► rz_ai_conversation.py <text:s/>(Gemini cloud → TTS libre, pas de VPIV)</text:span></text:p>
          </table:table-cell>
        </table:table-row>
      </table:table>
      <text:h text:style-name="P7" text:outline-level="2"><text:span text:style-name="T8">3.2 Fichiers du module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Standard"><text:span text:style-name="T10">Fichier (chemin relatif)</text:span></text:p>
            </table:table-cell>
            <table:table-cell table:style-name="Tableau2.A1" office:value-type="string">
              <text:p text:style-name="Standard"><text:span text:style-name="T10">Type</text:span></text:p>
            </table:table-cell>
            <table:table-cell table:style-name="Tableau2.A1" office:value-type="string">
              <text:p text:style-name="Standard"><text:span text:style-name="T10">Rôle</text:span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Standard"><text:span text:style-name="T11">scripts/sensors/stt/rz_stt_manager.sh</text:span></text:p>
          </table:table-cell>
          <table:table-cell table:style-name="Tableau2.A2" office:value-type="string">
            <text:p text:style-name="Standard"><text:span text:style-name="T11">Bash</text:span></text:p>
          </table:table-cell>
          <table:table-cell table:style-name="Tableau2.A2" office:value-type="string">
            <text:p text:style-name="Standard"><text:span text:style-name="T11">Superviseur principal. Lance rz_stt_manager.py, gère les relances (max 3), écoute la FIFO pour le TTS ($A:Voice:tts, urgences)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scripts/sensors/stt/rz_stt_manager.py</text:span></text:p>
          </table:table-cell>
          <table:table-cell table:style-name="Tableau2.A3" office:value-type="string">
            <text:p text:style-name="Standard"><text:span text:style-name="T11">Python</text:span></text:p>
          </table:table-cell>
          <table:table-cell table:style-name="Tableau2.A3" office:value-type="string">
            <text:p text:style-name="Standard"><text:span text:style-name="T11">Daemon PocketSphinx. Boucle d'écoute Wake Word 'rz'. Aiguillage selon contexte (Inactif/Cmde/Conv/Mixte). Signale $I:STT:state au démarrage/arrêt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scripts/sensors/stt/rz_stt_handler.sh</text:span></text:p>
          </table:table-cell>
          <table:table-cell table:style-name="Tableau2.A2" office:value-type="string">
            <text:p text:style-name="Standard"><text:span text:style-name="T11">Bash</text:span></text:p>
          </table:table-cell>
          <table:table-cell table:style-name="Tableau2.A2" office:value-type="string">
            <text:p text:style-name="Standard"><text:span text:style-name="T11">Cœur décisionnel. Lit stt_catalog.json, applique filtres (CPU, modeRZ, laisse), construit et envoie la capsule $A:STT:intent:*:{...}# dans fifo_termux_in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scripts/sensors/stt/rz_ai_conversation.py</text:span></text:p>
          </table:table-cell>
          <table:table-cell table:style-name="Tableau2.A3" office:value-type="string">
            <text:p text:style-name="Standard"><text:span text:style-name="T11">Python</text:span></text:p>
          </table:table-cell>
          <table:table-cell table:style-name="Tableau2.A3" office:value-type="string">
            <text:p text:style-name="Standard"><text:span text:style-name="T11">Conversation cloud Gemini 1.5 Flash. Reçoit le texte reconnu, interroge l'API, joue la réponse en TTS. Pas de trame VPIV générée.</text:span></text:p>
          </table:table-cell>
        </table:table-row>
        <text:soft-page-break/>
        <table:table-row table:style-name="Tableau2.1">
          <table:table-cell table:style-name="Tableau2.A2" office:value-type="string">
            <text:p text:style-name="Standard"><text:span text:style-name="T11">scripts/sensors/stt/rz_build_system.py</text:span></text:p>
          </table:table-cell>
          <table:table-cell table:style-name="Tableau2.A2" office:value-type="string">
            <text:p text:style-name="Standard"><text:span text:style-name="T11">Python</text:span></text:p>
          </table:table-cell>
          <table:table-cell table:style-name="Tableau2.A2" office:value-type="string">
            <text:p text:style-name="Standard"><text:span text:style-name="T11">Outil de build. Lit la Table D (CSV) → génère stt_catalog.json et rz_words.txt. À relancer après chaque modification du catalogue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scripts/sensors/stt/rz_build_dict.py</text:span></text:p>
          </table:table-cell>
          <table:table-cell table:style-name="Tableau2.A3" office:value-type="string">
            <text:p text:style-name="Standard"><text:span text:style-name="T11">Python</text:span></text:p>
          </table:table-cell>
          <table:table-cell table:style-name="Tableau2.A3" office:value-type="string">
            <text:p text:style-name="Standard"><text:span text:style-name="T11">Outil de build. Lit rz_words.txt + lexique_referent.dict → génère lib_pocketsphinx/fr.dict. À relancer après rz_build_system.py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scripts/sensors/stt/stt_config.json</text:span></text:p>
          </table:table-cell>
          <table:table-cell table:style-name="Tableau2.A2" office:value-type="string">
            <text:p text:style-name="Standard"><text:span text:style-name="T11">JSON</text:span></text:p>
          </table:table-cell>
          <table:table-cell table:style-name="Tableau2.A2" office:value-type="string">
            <text:p text:style-name="Standard"><text:span text:style-name="T11">Config PocketSphinx : keyphrase, threshold, lang. Chargé par rz_stt_manager.py au démarrage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config/sensors/stt_catalog.json</text:span></text:p>
          </table:table-cell>
          <table:table-cell table:style-name="Tableau2.A3" office:value-type="string">
            <text:p text:style-name="Standard"><text:span text:style-name="T11">JSON</text:span></text:p>
          </table:table-cell>
          <table:table-cell table:style-name="Tableau2.A3" office:value-type="string">
            <text:p text:style-name="Standard"><text:span text:style-name="T11">Catalogue des commandes généré par rz_build_system.py. Source de vérité pour rz_stt_handler.sh au runtime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lib_pocketsphinx/model-fr/</text:span></text:p>
          </table:table-cell>
          <table:table-cell table:style-name="Tableau2.A2" office:value-type="string">
            <text:p text:style-name="Standard"><text:span text:style-name="T11">Dir</text:span></text:p>
          </table:table-cell>
          <table:table-cell table:style-name="Tableau2.A2" office:value-type="string">
            <text:p text:style-name="Standard"><text:span text:style-name="T11">Modèles acoustiques français pour PocketSphinx. Requis au démarrage (absent → exit 1)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lib_pocketsphinx/fr.dict</text:span></text:p>
          </table:table-cell>
          <table:table-cell table:style-name="Tableau2.A3" office:value-type="string">
            <text:p text:style-name="Standard"><text:span text:style-name="T11">Dict</text:span></text:p>
          </table:table-cell>
          <table:table-cell table:style-name="Tableau2.A3" office:value-type="string">
            <text:p text:style-name="Standard"><text:span text:style-name="T11">Dictionnaire phonétique généré par rz_build_dict.py. Doit contenir tous les mots du catalogue + le Wake Word 'rz'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config/keys.json</text:span></text:p>
          </table:table-cell>
          <table:table-cell table:style-name="Tableau2.A2" office:value-type="string">
            <text:p text:style-name="Standard"><text:span text:style-name="T11">JSON</text:span></text:p>
          </table:table-cell>
          <table:table-cell table:style-name="Tableau2.A2" office:value-type="string">
            <text:p text:style-name="Standard"><text:span text:style-name="T11">Clé API Gemini (GEMINI_API_KEY). Ne pas versionner. Absente → bascule IA impossible, mode Cmde uniquement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config/global.json</text:span></text:p>
          </table:table-cell>
          <table:table-cell table:style-name="Tableau2.A3" office:value-type="string">
            <text:p text:style-name="Standard"><text:span text:style-name="T11">JSON</text:span></text:p>
          </table:table-cell>
          <table:table-cell table:style-name="Tableau2.A3" office:value-type="string">
            <text:p text:style-name="Standard"><text:span text:style-name="T11">État global SE. Consulté par rz_stt_manager.py (STT.context) et rz_stt_handler.sh (CfgS.modeRZ, CfgS.typePtge, Sys.cpu_load)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fifo/fifo_termux_in</text:span></text:p>
          </table:table-cell>
          <table:table-cell table:style-name="Tableau2.A2" office:value-type="string">
            <text:p text:style-name="Standard"><text:span text:style-name="T11">FIFO</text:span></text:p>
          </table:table-cell>
          <table:table-cell table:style-name="Tableau2.A2" office:value-type="string">
            <text:p text:style-name="Standard"><text:span text:style-name="T11">Canal d'entrée des trames VPIV vers le parseur. rz_stt_handler.sh y écrit les capsules intent. rz_stt_manager.sh y lit les trames TTS.</text:span></text:p>
          </table:table-cell>
        </table:table-row>
        <table:table-row table:style-name="Tableau2.1">
          <table:table-cell table:style-name="Tableau2.A3" office:value-type="string">
            <text:p text:style-name="Standard"><text:span text:style-name="T11">logs/stt_manager.log</text:span></text:p>
          </table:table-cell>
          <table:table-cell table:style-name="Tableau2.A3" office:value-type="string">
            <text:p text:style-name="Standard"><text:span text:style-name="T11">Log</text:span></text:p>
          </table:table-cell>
          <table:table-cell table:style-name="Tableau2.A3" office:value-type="string">
            <text:p text:style-name="Standard"><text:span text:style-name="T11">Journal du superviseur (démarrage, crashes, relances TTS)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1">logs/stt_manager.pid</text:span></text:p>
          </table:table-cell>
          <table:table-cell table:style-name="Tableau2.A2" office:value-type="string">
            <text:p text:style-name="Standard"><text:span text:style-name="T11">PID</text:span></text:p>
          </table:table-cell>
          <table:table-cell table:style-name="Tableau2.A2" office:value-type="string">
            <text:p text:style-name="Standard"><text:span text:style-name="T11">Verrou d'instance unique. Supprimé à l'arrêt propre.</text:span></text:p>
          </table:table-cell>
        </table:table-row>
      </table:table>
      <text:h text:style-name="P7" text:outline-level="2"><text:span text:style-name="T8">3.3 Dépendances externes</text:span></text:h>
      <text:p text:style-name="P6"><text:span text:style-name="T7">• <text:s/>python3 + pocketsphinx (pip install pocketsphinx) — Termux</text:span></text:p>
      <text:p text:style-name="P6"><text:span text:style-name="T7">• <text:s/>termux-tts-speak (pkg Termux API) — requis pour tout TTS</text:span></text:p>
      <text:p text:style-name="P6"><text:span text:style-name="T7">• <text:s/>jq — requis par rz_stt_handler.sh (lecture JSON)</text:span></text:p>
      <text:p text:style-name="P6"><text:span text:style-name="T7">• <text:s/>requests (pip) — requis par rz_ai_conversation.py pour l'API Gemini</text:span></text:p>
      <text:p text:style-name="P6"><text:span text:style-name="T7">• <text:s/>Internet — requis uniquement pour les modes Conv et Mixte (bascule IA)</text:span></text:p>
      <text:h text:style-name="P4" text:outline-level="1"><text:span text:style-name="T5">4. Fonctionnement</text:span></text:h>
      <text:h text:style-name="P7" text:outline-level="2"><text:span text:style-name="T8">4.1 Boucle d'écoute PocketSphinx</text:span></text:h>
      <text:p text:style-name="P5"><text:span text:style-name="T6">Le daemon rz_stt_manager.py écoute en continu le microphone via PocketSphinx en mode KWS (Keyword Spotting). À chaque détection de la phrase contenant 'rz', il lit le contexte courant depuis global.json (STT.context, mis à jour par rz_state-manager.sh) et aiguille le traitement :</text:span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Standard"><text:span text:style-name="T10">Contexte</text:span></text:p>
            </table:table-cell>
            <table:table-cell table:style-name="Tableau3.A1" office:value-type="string">
              <text:p text:style-name="Standard"><text:span text:style-name="T10">Comportement</text:span>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Standard"><text:span text:style-name="T12">Inactif</text:span></text:p>
          </table:table-cell>
          <table:table-cell table:style-name="Tableau3.B2" office:value-type="string">
            <text:p text:style-name="Standard"><text:span text:style-name="T13">STT désactivé — commandes ignorées. Cas : modeRZ=0/5, ou typePtge non vocal.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Cmde</text:span></text:p>
          </table:table-cell>
          <table:table-cell table:style-name="Tableau3.B3" office:value-type="string">
            <text:p text:style-name="Standard"><text:span text:style-name="T13">Catalogue local uniquement (rz_stt_handler.sh). Pas de bascule IA. Cas : modeRZ=3 avec moteurs actifs.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Conv</text:span></text:p>
          </table:table-cell>
          <table:table-cell table:style-name="Tableau3.B2" office:value-type="string">
            <text:p text:style-name="Standard"><text:span text:style-name="T13">IA Cloud uniquement (rz_ai_conversation.py + Gemini). Conversation libre, pas de commande VPIV. Cas : modeRZ=1/2 sans déplacement.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Mixte</text:span></text:p>
          </table:table-cell>
          <table:table-cell table:style-name="Tableau3.B3" office:value-type="string">
            <text:p text:style-name="Standard"><text:span text:style-name="T13">Catalogue local en priorité. Si exit 1 (commande inconnue) → bascule IA. Cas : modeRZ=4 Autonome, ou Fixe sans déplacement.</text:span></text:p>
          </table:table-cell>
        </table:table-row>
      </table:table>
      <text:h text:style-name="P7" text:outline-level="2"><text:span text:style-name="T8">4.2 Traitement d'une commande (rz_stt_handler.sh)</text:span></text:h>
      <text:p text:style-name="P5"><text:span text:style-name="T6">Quand rz_stt_handler.sh reçoit une phrase reconnue, il applique les filtres dans l'ordre suivant :</text:span></text:p>
      <text:p text:style-name="P6"><text:span text:style-name="T7">• <text:s/>A — Sécurité CPU : si charge &gt; 90%, réponse TTS 'Je suis trop chargé' et arrêt (exit 0)</text:span></text:p>
      <text:p text:style-name="P6"><text:span text:style-name="T7">• <text:s/>B — Recherche commande : correspondance exacte dans stt_catalog.json (synonymes[])</text:span></text:p>
      <text:p text:style-name="P6"><text:span text:style-name="T7">• <text:s/>C — Commande inconnue : exit 1 → bascule IA possible si contexte Mixte</text:span></text:p>
      <text:p text:style-name="P6"><text:span text:style-name="T7">• <text:s/>D — Filtre modeRZ : si modeRZ=0 ou 5, seul URGENCY_STOP est autorisé</text:span></text:p>
      <text:p text:style-name="P6"><text:span text:style-name="T7">• <text:s/>E — Filtre laisse : si typePtge=4 et moteurActif=1, bloqué sauf commandes STOP</text:span></text:p>
      <text:p text:style-name="P6"><text:span text:style-name="T7">• <text:s/>F — Exécution : SIMPLE/LOCAL → process_simple() | COMPLEXE → boucle sur ID_fils</text:span></text:p>
      <text:p text:style-name="P5"><text:soft-page-break/><text:span text:style-name="T6">Toutes les commandes non-LOCAL sont encapsulées en capsule d'intention avant envoi :</text:span></text:p>
      <text:p text:style-name="P9"><text:span text:style-name="T14">$A:STT:intent:*:{V:Mtr:cmd:*:50,0,2}#</text:span></text:p>
      <text:p text:style-name="P5"><text:span text:style-name="T6">SP reçoit cette capsule, la valide (mode, sécurité) et décide de l'exécuter ou non. C'est SP qui reste maître absolu.</text:span></text:p>
      <text:h text:style-name="P7" text:outline-level="2"><text:span text:style-name="T8">4.3 Boucle TTS (rz_stt_manager.sh)</text:span></text:h>
      <text:p text:style-name="P5"><text:span text:style-name="T6">Parallèlement à la reconnaissance, rz_stt_manager.sh lit en continu la FIFO fifo_termux_in et traite les trames TTS entrantes :</text:span></text:p>
      <text:p text:style-name="P6"><text:span text:style-name="T7">• <text:s/>$A:Voice:tts:*:"message"# <text:s/>→ <text:s/>TTS direct, interruptible (kill PID en cours)</text:span></text:p>
      <text:p text:style-name="P6"><text:span text:style-name="T7">• <text:s/>$E:Urg:source:SE:URG_*# <text:s/>→ <text:s/>TTS urgence prioritaire (interrompt tout discours)</text:span></text:p>
      <text:p text:style-name="P6"><text:span text:style-name="T7">• <text:s/>$I:COM:info/error:SE:"msg"# <text:s/>→ <text:s/>TTS conditionnel si typePtge ≠ 0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<text:span text:style-name="T9">⚠ Conflit de lecture FIFO : rz_stt_manager.sh lit fifo_termux_in pour le TTS pendant que</text:span></text:p>
            <text:p text:style-name="P8"><text:span text:style-name="T9">rz_vpiv_parser.sh y écrit les commandes. Les trames non-TTS lues par le manager sont perdues</text:span></text:p>
            <text:p text:style-name="P8"><text:span text:style-name="T9">(elles ne sont pas remises dans le FIFO). Le routage correct doit passer par rz_vpiv_parser.sh.</text:span></text:p>
            <text:p text:style-name="P8"><text:span text:style-name="T9">Ce point est documenté dans le code (commentaire 'trame non-TTS ignorée par ce listener').</text:span></text:p>
          </table:table-cell>
        </table:table-row>
      </table:table>
      <text:h text:style-name="P4" text:outline-level="1"><text:span text:style-name="T5">5. Cycle de vie</text:span></text:h>
      <text:h text:style-name="P7" text:outline-level="2"><text:span text:style-name="T8">5.1 Démarrage</text:span></text:h>
      <text:p text:style-name="P6"><text:span text:style-name="T7">• <text:s/>rz_stt_manager.sh vérifie l'unicité (PID file), les prérequis (python3, pocketsphinx, modèles, fr.dict)</text:span></text:p>
      <text:p text:style-name="P6"><text:span text:style-name="T7">• <text:s/>Lance run_tts_listener() en arrière-plan (boucle FIFO TTS)</text:span></text:p>
      <text:p text:style-name="P6"><text:span text:style-name="T7">• <text:s/>Lance run_python_daemon() (superviseur PocketSphinx, bloquant)</text:span></text:p>
      <text:p text:style-name="P6"><text:span text:style-name="T7">• <text:s/>rz_stt_manager.py publie $I:STT:state:*:1# dans fifo_termux_in → SP informe de l'activation</text:span></text:p>
      <text:h text:style-name="P7" text:outline-level="2"><text:span text:style-name="T8">5.2 Runtime</text:span></text:h>
      <text:p text:style-name="P6"><text:span text:style-name="T7">• <text:s/>Boucle PocketSphinx : écoute continue, latence ~300ms selon buffer_size</text:span></text:p>
      <text:p text:style-name="P6"><text:span text:style-name="T7">• <text:s/>Lecture contexte STT à chaque détection (peut changer en cours d'exécution selon modeRZ)</text:span></text:p>
      <text:p text:style-name="P6"><text:span text:style-name="T7">• <text:s/>Relance automatique en cas de crash Python (max 3 fois, sauf exit 1 = erreur fatale)</text:span></text:p>
      <text:h text:style-name="P7" text:outline-level="2"><text:span text:style-name="T8">5.3 Arrêt</text:span></text:h>
      <text:p text:style-name="P6"><text:span text:style-name="T7">• <text:s/>Signal SIGTERM/SIGINT → trap dans rz_stt_manager.sh → nettoyage PID</text:span></text:p>
      <text:p text:style-name="P6"><text:span text:style-name="T7">• <text:s/>rz_stt_manager.py publie $I:STT:state:*:0# (arrêt propre ou finally block)</text:span></text:p>
      <text:p text:style-name="P6"><text:span text:style-name="T7">• <text:s/>Kill du TTS listener</text:span></text:p>
      <text:h text:style-name="P7" text:outline-level="2"><text:span text:style-name="T8">5.4 Régénération du catalogue (build)</text:span></text:h>
      <text:p text:style-name="P5"><text:span text:style-name="T6">À chaque modification de la Table D (CSV), relancer dans l'ordre :</text:span></text:p>
      <text:p text:style-name="P9"><text:span text:style-name="T14">python3 rz_build_system.py <text:s text:c="2"/># → stt_catalog.json + rz_words.txt</text:span></text:p>
      <text:p text:style-name="P9"><text:span text:style-name="T14">python3 rz_build_dict.py <text:s text:c="4"/># → lib_pocketsphinx/fr.dict</text:span></text:p>
      <text:p text:style-name="P5"><text:span text:style-name="T6">Puis corriger manuellement les mots marqués 'T B D' dans fr.dict si nécessaire.</text:span></text:p>
      <text:h text:style-name="P4" text:outline-level="1"><text:span text:style-name="T5">6. Propriétés VPIV — extrait Table A</text:span></text:h>
      <text:h text:style-name="P7" text:outline-level="2"><text:span text:style-name="T8">6.1 Module STT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B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Standard"><text:span text:style-name="T10">PROP</text:span></text:p>
            </table:table-cell>
            <table:table-cell table:style-name="Tableau5.A1" office:value-type="string">
              <text:p text:style-name="Standard"><text:span text:style-name="T10">SOURCE</text:span></text:p>
            </table:table-cell>
            <table:table-cell table:style-name="Tableau5.A1" office:value-type="string">
              <text:p text:style-name="Standard"><text:span text:style-name="T10">CAT</text:span></text:p>
            </table:table-cell>
            <table:table-cell table:style-name="Tableau5.A1" office:value-type="string">
              <text:p text:style-name="Standard"><text:span text:style-name="T10">TYPE</text:span></text:p>
            </table:table-cell>
            <table:table-cell table:style-name="Tableau5.A1" office:value-type="string">
              <text:p text:style-name="Standard"><text:span text:style-name="T10">FORMAT / Valeurs</text:span></text:p>
            </table:table-cell>
            <table:table-cell table:style-name="Tableau5.A1" office:value-type="string">
              <text:p text:style-name="Standard"><text:span text:style-name="T10">Direction</text:span></text:p>
            </table:table-cell>
            <table:table-cell table:style-name="Tableau5.A1" office:value-type="string">
              <text:p text:style-name="Standard"><text:span text:style-name="T10">CYCLE</text:span></text:p>
            </table:table-cell>
            <table:table-cell table:style-name="Tableau5.A1" office:value-type="string">
              <text:p text:style-name="Standard"><text:span text:style-name="T10">Description / Notes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Standard"><text:span text:style-name="T11">modeSTT</text:span></text:p>
          </table:table-cell>
          <table:table-cell table:style-name="Tableau5.A2" office:value-type="string">
            <text:p text:style-name="Standard"><text:span text:style-name="T11">P (SP)</text:span></text:p>
          </table:table-cell>
          <table:table-cell table:style-name="Tableau5.A2" office:value-type="string">
            <text:p text:style-name="Standard"><text:span text:style-name="T11">V</text:span></text:p>
          </table:table-cell>
          <table:table-cell table:style-name="Tableau5.A2" office:value-type="string">
            <text:p text:style-name="Standard"><text:span text:style-name="T11">enum</text:span></text:p>
          </table:table-cell>
          <table:table-cell table:style-name="Tableau5.A2" office:value-type="string">
            <text:p text:style-name="Standard"><text:span text:style-name="T11">KWS | OFF</text:span></text:p>
          </table:table-cell>
          <table:table-cell table:style-name="Tableau5.A2" office:value-type="string">
            <text:p text:style-name="Standard"><text:span text:style-name="T11">SP → SE</text:span></text:p>
          </table:table-cell>
          <table:table-cell table:style-name="Tableau5.A2" office:value-type="string">
            <text:p text:style-name="Standard"><text:span text:style-name="T11">Ini</text:span></text:p>
          </table:table-cell>
          <table:table-cell table:style-name="Tableau5.A2" office:value-type="string">
            <text:p text:style-name="Standard"><text:span text:style-name="T11">Active (KWS) ou désactive (OFF) le moteur PocketSphinx. Initié au boot depuis courant_init.json.</text:span></text:p>
          </table:table-cell>
        </table:table-row>
        <table:table-row table:style-name="Tableau5.1">
          <table:table-cell table:style-name="Tableau5.A3" office:value-type="string">
            <text:p text:style-name="Standard"><text:span text:style-name="T11">modeSTT</text:span></text:p>
          </table:table-cell>
          <table:table-cell table:style-name="Tableau5.A3" office:value-type="string">
            <text:p text:style-name="Standard"><text:span text:style-name="T11">S (SE)</text:span></text:p>
          </table:table-cell>
          <table:table-cell table:style-name="Tableau5.A3" office:value-type="string">
            <text:p text:style-name="Standard"><text:span text:style-name="T11">I</text:span></text:p>
          </table:table-cell>
          <table:table-cell table:style-name="Tableau5.A3" office:value-type="string">
            <text:p text:style-name="Standard"><text:span text:style-name="T11">enum</text:span></text:p>
          </table:table-cell>
          <table:table-cell table:style-name="Tableau5.A3" office:value-type="string">
            <text:p text:style-name="Standard"><text:span text:style-name="T11">KWS | OFF</text:span></text:p>
          </table:table-cell>
          <table:table-cell table:style-name="Tableau5.A3" office:value-type="string">
            <text:p text:style-name="Standard"><text:span text:style-name="T11">SE → SP</text:span></text:p>
          </table:table-cell>
          <table:table-cell table:style-name="Tableau5.A3" office:value-type="string">
            <text:p text:style-name="Standard"><text:span text:style-name="T11">Ini</text:span></text:p>
          </table:table-cell>
          <table:table-cell table:style-name="Tableau5.A3" office:value-type="string">
            <text:p text:style-name="Standard"><text:span text:style-name="T11">ACK — état réellement appliqué par load_config().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1">paraSTT</text:span></text:p>
          </table:table-cell>
          <table:table-cell table:style-name="Tableau5.A2" office:value-type="string">
            <text:p text:style-name="Standard"><text:span text:style-name="T11">P (SP)</text:span></text:p>
          </table:table-cell>
          <table:table-cell table:style-name="Tableau5.A2" office:value-type="string">
            <text:p text:style-name="Standard"><text:span text:style-name="T11">V</text:span></text:p>
          </table:table-cell>
          <table:table-cell table:style-name="Tableau5.A2" office:value-type="string">
            <text:p text:style-name="Standard"><text:span text:style-name="T11">object</text:span></text:p>
          </table:table-cell>
          <table:table-cell table:style-name="Tableau5.A2" office:value-type="string">
            <text:p text:style-name="Standard"><text:span text:style-name="T11">voir COMPLEXE</text:span></text:p>
          </table:table-cell>
          <table:table-cell table:style-name="Tableau5.A2" office:value-type="string">
            <text:p text:style-name="Standard"><text:span text:style-name="T11">SP → SE</text:span></text:p>
          </table:table-cell>
          <table:table-cell table:style-name="Tableau5.A2" office:value-type="string">
            <text:p text:style-name="Standard"><text:span text:style-name="T11">Cste</text:span></text:p>
          </table:table-cell>
          <table:table-cell table:style-name="Tableau5.A2" office:value-type="string">
            <text:p text:style-name="Standard"><text:span text:style-name="T11">Paramètres PocketSphinx : keyphrase, </text:span><text:soft-page-break/><text:span text:style-name="T11">threshold, lang, lib_path. Non modifiable au runtime.</text:span></text:p>
          </table:table-cell>
        </table:table-row>
        <table:table-row table:style-name="Tableau5.1">
          <table:table-cell table:style-name="Tableau5.A3" office:value-type="string">
            <text:p text:style-name="Standard"><text:span text:style-name="T11">context</text:span></text:p>
          </table:table-cell>
          <table:table-cell table:style-name="Tableau5.A3" office:value-type="string">
            <text:p text:style-name="Standard"><text:span text:style-name="T11">S (SE)</text:span></text:p>
          </table:table-cell>
          <table:table-cell table:style-name="Tableau5.A3" office:value-type="string">
            <text:p text:style-name="Standard"><text:span text:style-name="T11">I</text:span></text:p>
          </table:table-cell>
          <table:table-cell table:style-name="Tableau5.A3" office:value-type="string">
            <text:p text:style-name="Standard"><text:span text:style-name="T11">enum</text:span></text:p>
          </table:table-cell>
          <table:table-cell table:style-name="Tableau5.A3" office:value-type="string">
            <text:p text:style-name="Standard"><text:span text:style-name="T11">Inactif|Cmde|Conv|Mixte</text:span></text:p>
          </table:table-cell>
          <table:table-cell table:style-name="Tableau5.A3" office:value-type="string">
            <text:p text:style-name="Standard"><text:span text:style-name="T11">SE → SP</text:span></text:p>
          </table:table-cell>
          <table:table-cell table:style-name="Tableau5.A3" office:value-type="string">
            <text:p text:style-name="Standard"><text:span text:style-name="T11">Dyn</text:span></text:p>
          </table:table-cell>
          <table:table-cell table:style-name="Tableau5.A3" office:value-type="string">
            <text:p text:style-name="Standard"><text:span text:style-name="T11">Contexte vocal courant. Calculé par rz_state-manager.sh selon modeRZ et typePtge. Publié à chaque changement.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1">intent</text:span></text:p>
          </table:table-cell>
          <table:table-cell table:style-name="Tableau5.A2" office:value-type="string">
            <text:p text:style-name="Standard"><text:span text:style-name="T11">S (SE)</text:span></text:p>
          </table:table-cell>
          <table:table-cell table:style-name="Tableau5.A2" office:value-type="string">
            <text:p text:style-name="Standard"><text:span text:style-name="T11">A</text:span></text:p>
          </table:table-cell>
          <table:table-cell table:style-name="Tableau5.A2" office:value-type="string">
            <text:p text:style-name="Standard"><text:span text:style-name="T11">object</text:span></text:p>
          </table:table-cell>
          <table:table-cell table:style-name="Tableau5.A2" office:value-type="string">
            <text:p text:style-name="Standard"><text:span text:style-name="T11">{CAT:VAR:PROP:INST:VAL}</text:span></text:p>
          </table:table-cell>
          <table:table-cell table:style-name="Tableau5.A2" office:value-type="string">
            <text:p text:style-name="Standard"><text:span text:style-name="T11">SE → SP</text:span></text:p>
          </table:table-cell>
          <table:table-cell table:style-name="Tableau5.A2" office:value-type="string">
            <text:p text:style-name="Standard"><text:span text:style-name="T11">Dyn</text:span></text:p>
          </table:table-cell>
          <table:table-cell table:style-name="Tableau5.A2" office:value-type="string">
            <text:p text:style-name="Standard"><text:span text:style-name="T11">Capsule d'intention vocale. Inner VPIV encapsulé sans $ ni #. SP reçoit, valide et exécute (ou refuse).</text:span></text:p>
          </table:table-cell>
        </table:table-row>
        <table:table-row table:style-name="Tableau5.1">
          <table:table-cell table:style-name="Tableau5.A3" office:value-type="string">
            <text:p text:style-name="Standard"><text:span text:style-name="T11">state</text:span></text:p>
          </table:table-cell>
          <table:table-cell table:style-name="Tableau5.A3" office:value-type="string">
            <text:p text:style-name="Standard"><text:span text:style-name="T11">S (SE)</text:span></text:p>
          </table:table-cell>
          <table:table-cell table:style-name="Tableau5.A3" office:value-type="string">
            <text:p text:style-name="Standard"><text:span text:style-name="T11">I</text:span></text:p>
          </table:table-cell>
          <table:table-cell table:style-name="Tableau5.A3" office:value-type="string">
            <text:p text:style-name="Standard"><text:span text:style-name="T11">boolean</text:span></text:p>
          </table:table-cell>
          <table:table-cell table:style-name="Tableau5.A3" office:value-type="string">
            <text:p text:style-name="Standard"><text:span text:style-name="T11">0 | 1</text:span></text:p>
          </table:table-cell>
          <table:table-cell table:style-name="Tableau5.A3" office:value-type="string">
            <text:p text:style-name="Standard"><text:span text:style-name="T11">SE → SP</text:span></text:p>
          </table:table-cell>
          <table:table-cell table:style-name="Tableau5.A3" office:value-type="string">
            <text:p text:style-name="Standard"><text:span text:style-name="T11">Dyn</text:span></text:p>
          </table:table-cell>
          <table:table-cell table:style-name="Tableau5.A3" office:value-type="string">
            <text:p text:style-name="Standard"><text:span text:style-name="T11">État du processus PocketSphinx : 1=démarré, 0=arrêté. Publié une seule fois à chaque changement d'état. À ajouter Table A.</text:span></text:p>
          </table:table-cell>
        </table:table-row>
      </table:table>
      <text:h text:style-name="P7" text:outline-level="2"><text:span text:style-name="T8">6.2 Module Voice (TTS)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B"/>
        <table:table-column table:style-name="Tableau6.H"/>
        <table:table-header-rows>
          <table:table-row table:style-name="Tableau6.1">
            <table:table-cell table:style-name="Tableau6.A1" office:value-type="string">
              <text:p text:style-name="Standard"><text:span text:style-name="T10">PROP</text:span></text:p>
            </table:table-cell>
            <table:table-cell table:style-name="Tableau6.A1" office:value-type="string">
              <text:p text:style-name="Standard"><text:span text:style-name="T10">SOURCE</text:span></text:p>
            </table:table-cell>
            <table:table-cell table:style-name="Tableau6.A1" office:value-type="string">
              <text:p text:style-name="Standard"><text:span text:style-name="T10">CAT</text:span></text:p>
            </table:table-cell>
            <table:table-cell table:style-name="Tableau6.A1" office:value-type="string">
              <text:p text:style-name="Standard"><text:span text:style-name="T10">TYPE</text:span></text:p>
            </table:table-cell>
            <table:table-cell table:style-name="Tableau6.A1" office:value-type="string">
              <text:p text:style-name="Standard"><text:span text:style-name="T10">FORMAT / Valeurs</text:span></text:p>
            </table:table-cell>
            <table:table-cell table:style-name="Tableau6.A1" office:value-type="string">
              <text:p text:style-name="Standard"><text:span text:style-name="T10">Direction</text:span></text:p>
            </table:table-cell>
            <table:table-cell table:style-name="Tableau6.A1" office:value-type="string">
              <text:p text:style-name="Standard"><text:span text:style-name="T10">CYCLE</text:span></text:p>
            </table:table-cell>
            <table:table-cell table:style-name="Tableau6.A1" office:value-type="string">
              <text:p text:style-name="Standard"><text:span text:style-name="T10">Description / Notes</text:span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Standard"><text:span text:style-name="T11">tts</text:span></text:p>
          </table:table-cell>
          <table:table-cell table:style-name="Tableau6.A2" office:value-type="string">
            <text:p text:style-name="Standard"><text:span text:style-name="T11">P (SP)</text:span></text:p>
          </table:table-cell>
          <table:table-cell table:style-name="Tableau6.A2" office:value-type="string">
            <text:p text:style-name="Standard"><text:span text:style-name="T11">A</text:span></text:p>
          </table:table-cell>
          <table:table-cell table:style-name="Tableau6.A2" office:value-type="string">
            <text:p text:style-name="Standard"><text:span text:style-name="T11">string</text:span></text:p>
          </table:table-cell>
          <table:table-cell table:style-name="Tableau6.A2" office:value-type="string">
            <text:p text:style-name="Standard"><text:span text:style-name="T11">texte libre</text:span></text:p>
          </table:table-cell>
          <table:table-cell table:style-name="Tableau6.A2" office:value-type="string">
            <text:p text:style-name="Standard"><text:span text:style-name="T11">SP → SE</text:span></text:p>
          </table:table-cell>
          <table:table-cell table:style-name="Tableau6.A2" office:value-type="string">
            <text:p text:style-name="Standard"><text:span text:style-name="T11">Dyn</text:span></text:p>
          </table:table-cell>
          <table:table-cell table:style-name="Tableau6.A2" office:value-type="string">
            <text:p text:style-name="Standard"><text:span text:style-name="T11">Texte à prononcer via termux-tts-speak. Commande ponctuelle, pas d'état persistant. Géré par la boucle TTS de rz_stt_manager.sh.</text:span></text:p>
          </table:table-cell>
        </table:table-row>
        <table:table-row table:style-name="Tableau6.1">
          <table:table-cell table:style-name="Tableau6.A3" office:value-type="string">
            <text:p text:style-name="Standard"><text:span text:style-name="T11">vol</text:span></text:p>
          </table:table-cell>
          <table:table-cell table:style-name="Tableau6.A3" office:value-type="string">
            <text:p text:style-name="Standard"><text:span text:style-name="T11">P (SP)</text:span></text:p>
          </table:table-cell>
          <table:table-cell table:style-name="Tableau6.A3" office:value-type="string">
            <text:p text:style-name="Standard"><text:span text:style-name="T11">V</text:span></text:p>
          </table:table-cell>
          <table:table-cell table:style-name="Tableau6.A3" office:value-type="string">
            <text:p text:style-name="Standard"><text:span text:style-name="T11">number</text:span></text:p>
          </table:table-cell>
          <table:table-cell table:style-name="Tableau6.A3" office:value-type="string">
            <text:p text:style-name="Standard"><text:span text:style-name="T11">0 – 100</text:span></text:p>
          </table:table-cell>
          <table:table-cell table:style-name="Tableau6.A3" office:value-type="string">
            <text:p text:style-name="Standard"><text:span text:style-name="T11">SP → SE</text:span></text:p>
          </table:table-cell>
          <table:table-cell table:style-name="Tableau6.A3" office:value-type="string">
            <text:p text:style-name="Standard"><text:span text:style-name="T11">Ini</text:span></text:p>
          </table:table-cell>
          <table:table-cell table:style-name="Tableau6.A3" office:value-type="string">
            <text:p text:style-name="Standard"><text:span text:style-name="T11">Volume TTS en %. ⚠ Non implémenté dans rz_stt_manager.sh v2.0 — à développer (termux-volume). Valeur initiale : 80.</text:span></text:p>
          </table:table-cell>
        </table:table-row>
      </table:table>
      <text:h text:style-name="P7" text:outline-level="2"><text:span text:style-name="T8">6.3 Structure de paraSTT (TYPE=object)</text:span></text:h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"><text:span text:style-name="T9">{ "keyphrase" <text:s/>: "rz", <text:s text:c="9"/>// Mot-clé de déclenchement (Wake Word)</text:span></text:p>
            <text:p text:style-name="P8"><text:span text:style-name="T9"><text:s text:c="2"/>"lang" <text:s text:c="6"/>: "fr", <text:s text:c="9"/>// Code langue du modèle PocketSphinx</text:span></text:p>
            <text:p text:style-name="P8"><text:span text:style-name="T9"><text:s text:c="2"/>"threshold" <text:s/>: 1e-20, <text:s text:c="8"/>// Seuil de confiance — baisser = plus sensible, plus de faux positifs</text:span></text:p>
            <text:p text:style-name="P8"><text:span text:style-name="T9"><text:s text:c="2"/>"lib_path" <text:s text:c="2"/>: "lib_pocketsphinx" <text:s/>// Chemin relatif du dossier modèles</text:span></text:p>
            <text:p text:style-name="P8"><text:span text:style-name="T9">}</text:span></text:p>
          </table:table-cell>
        </table:table-row>
      </table:table>
      <text:h text:style-name="P4" text:outline-level="1"><text:span text:style-name="T5">7. État &amp; propriétés internes</text:span></text:h>
      <text:p text:style-name="P5"><text:span text:style-name="T6">Ces variables ne transitent pas par VPIV mais sont consultées ou modifiées par le module :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Standard"><text:span text:style-name="T10">Variable interne</text:span></text:p>
            </table:table-cell>
            <table:table-cell table:style-name="Tableau8.A1" office:value-type="string">
              <text:p text:style-name="Standard"><text:span text:style-name="T10">Source</text:span></text:p>
            </table:table-cell>
            <table:table-cell table:style-name="Tableau8.A1" office:value-type="string">
              <text:p text:style-name="Standard"><text:span text:style-name="T10">Usage</text:span>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Standard"><text:span text:style-name="T11">global.json → STT.context</text:span></text:p>
          </table:table-cell>
          <table:table-cell table:style-name="Tableau8.A2" office:value-type="string">
            <text:p text:style-name="Standard"><text:span text:style-name="T11">rz_state-manager.sh</text:span></text:p>
          </table:table-cell>
          <table:table-cell table:style-name="Tableau8.A2" office:value-type="string">
            <text:p text:style-name="Standard"><text:span text:style-name="T11">Contexte d'aiguillage lu à chaque détection vocale. Valeurs : Inactif, Cmde, Conv, Mixte.</text:span></text:p>
          </table:table-cell>
        </table:table-row>
        <text:soft-page-break/>
        <table:table-row table:style-name="Tableau8.1">
          <table:table-cell table:style-name="Tableau8.A3" office:value-type="string">
            <text:p text:style-name="Standard"><text:span text:style-name="T11">global.json → CfgS.modeRZ</text:span></text:p>
          </table:table-cell>
          <table:table-cell table:style-name="Tableau8.A3" office:value-type="string">
            <text:p text:style-name="Standard"><text:span text:style-name="T11">rz_vpiv_parser.sh</text:span></text:p>
          </table:table-cell>
          <table:table-cell table:style-name="Tableau8.A3" office:value-type="string">
            <text:p text:style-name="Standard"><text:span text:style-name="T11">Filtre D : modeRZ=0 ou 5 bloque toutes commandes sauf URGENCY_STOP.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1">global.json → CfgS.typePtge</text:span></text:p>
          </table:table-cell>
          <table:table-cell table:style-name="Tableau8.A2" office:value-type="string">
            <text:p text:style-name="Standard"><text:span text:style-name="T11">rz_vpiv_parser.sh</text:span></text:p>
          </table:table-cell>
          <table:table-cell table:style-name="Tableau8.A2" office:value-type="string">
            <text:p text:style-name="Standard"><text:span text:style-name="T11">Filtre E : typePtge=4 (laisse) bloque les commandes moteurActif=1 sauf STOP. Conditionne aussi le TTS COM.</text:span></text:p>
          </table:table-cell>
        </table:table-row>
        <table:table-row table:style-name="Tableau8.1">
          <table:table-cell table:style-name="Tableau8.A3" office:value-type="string">
            <text:p text:style-name="Standard"><text:span text:style-name="T11">global.json → Sys.cpu_load</text:span></text:p>
          </table:table-cell>
          <table:table-cell table:style-name="Tableau8.A3" office:value-type="string">
            <text:p text:style-name="Standard"><text:span text:style-name="T11">rz_stt_handler.sh</text:span></text:p>
          </table:table-cell>
          <table:table-cell table:style-name="Tableau8.A3" office:value-type="string">
            <text:p text:style-name="Standard"><text:span text:style-name="T11">Filtre A : si &gt;90% → TTS 'Je suis trop chargé', abandon de la commande.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1">config/stt_config.json</text:span></text:p>
          </table:table-cell>
          <table:table-cell table:style-name="Tableau8.A2" office:value-type="string">
            <text:p text:style-name="Standard"><text:span text:style-name="T11">rz_stt_manager.py</text:span></text:p>
          </table:table-cell>
          <table:table-cell table:style-name="Tableau8.A2" office:value-type="string">
            <text:p text:style-name="Standard"><text:span text:style-name="T11">Config PocketSphinx au démarrage. Remplacé par paraSTT si SP envoie $V:STT:paraSTT.</text:span></text:p>
          </table:table-cell>
        </table:table-row>
        <table:table-row table:style-name="Tableau8.1">
          <table:table-cell table:style-name="Tableau8.A3" office:value-type="string">
            <text:p text:style-name="Standard"><text:span text:style-name="T11">config/sensors/stt_catalog.json</text:span></text:p>
          </table:table-cell>
          <table:table-cell table:style-name="Tableau8.A3" office:value-type="string">
            <text:p text:style-name="Standard"><text:span text:style-name="T11">rz_stt_handler.sh</text:span></text:p>
          </table:table-cell>
          <table:table-cell table:style-name="Tableau8.A3" office:value-type="string">
            <text:p text:style-name="Standard"><text:span text:style-name="T11">Catalogue des commandes. Généré par rz_build_system.py depuis la Table D. Chargé à chaque appel handler.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1">logs/stt_manager.pid</text:span></text:p>
          </table:table-cell>
          <table:table-cell table:style-name="Tableau8.A2" office:value-type="string">
            <text:p text:style-name="Standard"><text:span text:style-name="T11">rz_stt_manager.sh</text:span></text:p>
          </table:table-cell>
          <table:table-cell table:style-name="Tableau8.A2" office:value-type="string">
            <text:p text:style-name="Standard"><text:span text:style-name="T11">Verrou d'instance unique. Présence d'un PID actif = arrêt immédiat du nouveau lancement.</text:span></text:p>
          </table:table-cell>
        </table:table-row>
      </table:table>
      <text:h text:style-name="P4" text:outline-level="1"><text:span text:style-name="T5">8. Exemples VPIV</text:span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au9.1">
            <table:table-cell table:style-name="Tableau9.A1" office:value-type="string">
              <text:p text:style-name="Standard"><text:span text:style-name="T10">Trame VPIV</text:span></text:p>
            </table:table-cell>
            <table:table-cell table:style-name="Tableau9.A1" office:value-type="string">
              <text:p text:style-name="Standard"><text:span text:style-name="T10">Sens</text:span></text:p>
            </table:table-cell>
            <table:table-cell table:style-name="Tableau9.A1" office:value-type="string">
              <text:p text:style-name="Standard"><text:span text:style-name="T10">Description</text:span></text:p>
            </table:table-cell>
          </table:table-row>
        </table:table-header-rows>
        <table:table-row table:style-name="Tableau9.1">
          <table:table-cell table:style-name="Tableau9.A2" office:value-type="string">
            <text:p text:style-name="Standard"><text:span text:style-name="T11">$V:STT:modeSTT:*:KWS#</text:span></text:p>
          </table:table-cell>
          <table:table-cell table:style-name="Tableau9.A2" office:value-type="string">
            <text:p text:style-name="Standard"><text:span text:style-name="T15">SP → SE</text:span></text:p>
          </table:table-cell>
          <table:table-cell table:style-name="Tableau9.A2" office:value-type="string">
            <text:p text:style-name="Standard"><text:span text:style-name="T11">SP active PocketSphinx au démarrage.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$I:STT:modeSTT:*:KWS#</text:span></text:p>
          </table:table-cell>
          <table:table-cell table:style-name="Tableau9.A3" office:value-type="string">
            <text:p text:style-name="Standard"><text:span text:style-name="T15">SE → SP</text:span></text:p>
          </table:table-cell>
          <table:table-cell table:style-name="Tableau9.A3" office:value-type="string">
            <text:p text:style-name="Standard"><text:span text:style-name="T11">ACK : mode KWS effectivement appliqué.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1">$V:STT:paraSTT:*:{"keyphrase":"rz","threshold":1e-20,"lang":"fr","lib_path":"lib_pocketsphinx"}#</text:span></text:p>
          </table:table-cell>
          <table:table-cell table:style-name="Tableau9.A2" office:value-type="string">
            <text:p text:style-name="Standard"><text:span text:style-name="T15">SP → SE</text:span></text:p>
          </table:table-cell>
          <table:table-cell table:style-name="Tableau9.A2" office:value-type="string">
            <text:p text:style-name="Standard"><text:span text:style-name="T11">SP envoie les paramètres PocketSphinx.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$I:STT:context:*:Cmde#</text:span></text:p>
          </table:table-cell>
          <table:table-cell table:style-name="Tableau9.A3" office:value-type="string">
            <text:p text:style-name="Standard"><text:span text:style-name="T15">SE → SP</text:span></text:p>
          </table:table-cell>
          <table:table-cell table:style-name="Tableau9.A3" office:value-type="string">
            <text:p text:style-name="Standard"><text:span text:style-name="T11">SE publie le changement de contexte vocal.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1">$A:STT:intent:*:{V:Mtr:cmd:*:50,0,2}#</text:span></text:p>
          </table:table-cell>
          <table:table-cell table:style-name="Tableau9.A2" office:value-type="string">
            <text:p text:style-name="Standard"><text:span text:style-name="T15">SE → SP</text:span></text:p>
          </table:table-cell>
          <table:table-cell table:style-name="Tableau9.A2" office:value-type="string">
            <text:p text:style-name="Standard"><text:span text:style-name="T11">Capsule d'intention 'avance' — SP valide et route vers Arduino.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$A:STT:intent:*:{V:CfgS:modeRZ:*:1}#</text:span></text:p>
          </table:table-cell>
          <table:table-cell table:style-name="Tableau9.A3" office:value-type="string">
            <text:p text:style-name="Standard"><text:span text:style-name="T15">SE → SP</text:span></text:p>
          </table:table-cell>
          <table:table-cell table:style-name="Tableau9.A3" office:value-type="string">
            <text:p text:style-name="Standard"><text:span text:style-name="T11">Capsule 'mode veille' — SP valide et applique.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1">$I:STT:state:*:1#</text:span></text:p>
          </table:table-cell>
          <table:table-cell table:style-name="Tableau9.A2" office:value-type="string">
            <text:p text:style-name="Standard"><text:span text:style-name="T15">SE → SP</text:span></text:p>
          </table:table-cell>
          <table:table-cell table:style-name="Tableau9.A2" office:value-type="string">
            <text:p text:style-name="Standard"><text:span text:style-name="T11">PocketSphinx démarré — daemon actif.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$I:STT:state:*:0#</text:span></text:p>
          </table:table-cell>
          <table:table-cell table:style-name="Tableau9.A3" office:value-type="string">
            <text:p text:style-name="Standard"><text:span text:style-name="T15">SE → SP</text:span></text:p>
          </table:table-cell>
          <table:table-cell table:style-name="Tableau9.A3" office:value-type="string">
            <text:p text:style-name="Standard"><text:span text:style-name="T11">PocketSphinx arrêté — daemon inactif.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1">$A:Voice:tts:*:"Bonsoir, je vais bien."#</text:span></text:p>
          </table:table-cell>
          <table:table-cell table:style-name="Tableau9.A2" office:value-type="string">
            <text:p text:style-name="Standard"><text:span text:style-name="T15">SP → SE</text:span></text:p>
          </table:table-cell>
          <table:table-cell table:style-name="Tableau9.A2" office:value-type="string">
            <text:p text:style-name="Standard"><text:span text:style-name="T11">SP demande un TTS — SE prononce la phrase.</text:span></text:p>
          </table:table-cell>
        </table:table-row>
        <table:table-row table:style-name="Tableau9.1">
          <table:table-cell table:style-name="Tableau9.A3" office:value-type="string">
            <text:p text:style-name="Standard"><text:span text:style-name="T11">$V:Voice:vol:*:70#</text:span></text:p>
          </table:table-cell>
          <table:table-cell table:style-name="Tableau9.A3" office:value-type="string">
            <text:p text:style-name="Standard"><text:span text:style-name="T15">SP → SE</text:span></text:p>
          </table:table-cell>
          <table:table-cell table:style-name="Tableau9.A3" office:value-type="string">
            <text:p text:style-name="Standard"><text:span text:style-name="T11">SP règle le volume TTS (⚠ non implémenté v2.0).</text:span></text:p>
          </table:table-cell>
        </table:table-row>
      </table:table>
      <text:h text:style-name="P4" text:outline-level="1"><text:span text:style-name="T5">9. Précautions d'usage &amp; sécurité</text:span></text:h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8"><text:span text:style-name="T9">⚠ Confidentialité : en mode Conv ou Mixte, le texte reconnu est envoyé à l'API Google Gemini.</text:span></text:p>
            <text:p text:style-name="P8"><text:span text:style-name="T9"><text:s text:c="3"/>Seul le texte est transmis (jamais l'audio). L'utilisateur doit être informé si ce mode est actif.</text:span></text:p>
            <text:p text:style-name="P8"/>
            <text:p text:style-name="P8"><text:span text:style-name="T9">⚠ Wake Word 'rz' : risque de faux positifs si le mot apparaît dans une conversation</text:span></text:p>
            <text:p text:style-name="P8"><text:span text:style-name="T9"><text:s text:c="3"/>environnante. Ajuster threshold dans paraSTT si nécessaire (valeur plus haute = moins sensible).</text:span></text:p>
            <text:p text:style-name="P8"/>
            <text:p text:style-name="P8"><text:span text:style-name="T9">⚠ FIFO partagée : rz_stt_manager.sh et rz_vpiv_parser.sh lisent tous deux fifo_termux_in.</text:span></text:p>
            <text:p text:style-name="P8"><text:span text:style-name="T9"><text:s text:c="3"/>Les trames non-TTS interceptées par le manager sont perdues. Vérifier que les deux</text:span></text:p>
            <text:p text:style-name="P8"><text:span text:style-name="T9"><text:s text:c="3"/>processus ne sont pas en compétition sur les mêmes types de trames.</text:span></text:p>
            <text:p text:style-name="P8"/>
            <text:p text:style-name="P8"><text:span text:style-name="T9">⚠ Instance unique : ne jamais lancer deux instances de rz_stt_manager.sh simultanément.</text:span></text:p>
            <text:p text:style-name="P8"><text:span text:style-name="T9"><text:s text:c="3"/>Vérifier le PID file (logs/stt_manager.pid) en cas de comportement anormal.</text:span></text:p>
          </table:table-cell>
        </table:table-row>
      </table:table>
      <text:h text:style-name="P7" text:outline-level="2"><text:span text:style-name="T8">9.1 Règles de sécurité des commandes</text:span></text:h>
      <text:p text:style-name="P6"><text:span text:style-name="T7">• <text:s/>Toutes les commandes vocales transitent par SP avant exécution (capsule intent). SP est maître absolu.</text:span></text:p>
      <text:p text:style-name="P6"><text:span text:style-name="T7">• <text:s/>modeRZ=0 (ARRÊT) ou 5 (ERREUR) : seul URGENCY_STOP est traité. Aucune autre commande ne passe.</text:span></text:p>
      <text:p text:style-name="P6"><text:span text:style-name="T7">• <text:s/>Mode Laisse (typePtge=4) : commandes moteur (moteurActif=1) bloquées sauf STOP.</text:span></text:p>
      <text:p text:style-name="P6"><text:span text:style-name="T7">• <text:s/>CPU &gt; 90% : toute commande est refusée avec TTS 'Je suis trop chargé'.</text:span></text:p>
      <text:p text:style-name="P6"><text:span text:style-name="T7">• <text:s/>MAX_RESTARTS=3 : après 3 crashes Python, le superviseur s'arrête. SP doit relancer manuellement.</text:span></text:p>
      <text:h text:style-name="P4" text:outline-level="1"><text:soft-page-break/><text:span text:style-name="T5">10. Remarques &amp; points d'attention</text:span></text:h>
      <text:h text:style-name="P7" text:outline-level="2"><text:span text:style-name="T8">10.1 Points de cohérence résolus (Avril 2026)</text:span></text:h>
      <text:p text:style-name="P6"><text:span text:style-name="T7">• <text:s/>STT.state : propriété non documentée en Table A mais présente dans rz_stt_manager.py. À ajouter à Table A et tableC.csv (SOURCE=S, CAT=I, TYPE=boolean, DIRECTION=SE→SP, CYCLE=Dyn).</text:span></text:p>
      <text:p text:style-name="P6"><text:span text:style-name="T7">• <text:s/>STT.state (enrichedVars Node-RED) : supprimé de enrichedVars (ancienne entrée incorrecte). Remplacé par modeSTT et paraSTT.</text:span></text:p>
      <text:p text:style-name="P6"><text:span text:style-name="T7">• <text:s/>Voice.vol : présent dans enrichedVars et Table C mais absent de Table A et du code. À ajouter à Table A. Non implémenté dans rz_stt_manager.sh v2.0 — nécessite termux-volume.</text:span></text:p>
      <text:h text:style-name="P7" text:outline-level="2"><text:span text:style-name="T8">10.2 Améliorations possibles / optionnelles</text:span></text:h>
      <text:p text:style-name="P6"><text:span text:style-name="T7">• <text:s/>Implémenter Voice:vol via termux-volume pour ajuster le volume TTS dynamiquement depuis SP.</text:span></text:p>
      <text:p text:style-name="P6"><text:span text:style-name="T7">• <text:s/>Ajouter un mécanisme d'ACK pour STT:intent : SP renvoie I:STT:intent:ack ou nack avec le résultat de la validation.</text:span></text:p>
      <text:p text:style-name="P6"><text:span text:style-name="T7">• <text:s/>Considérer un topic FIFO distinct pour les trames TTS (éviter la compétition avec rz_vpiv_parser.sh sur fifo_termux_in).</text:span></text:p>
      <text:p text:style-name="P6"><text:span text:style-name="T7">• <text:s/>STT.context publié par SE à chaque changement de modeRZ : utile pour adapter l'interface SP (ex: griser les commandes moteur si contexte=Conv).</text:span></text:p>
      <text:p text:style-name="P6"><text:span text:style-name="T7">• <text:s/>Journalisation des intents refusés par SP : permet un audit des commandes vocales refusées pour ajuster le catalogue.</text:span></text:p>
      <text:p text:style-name="P6"><text:span text:style-name="T7">• <text:s/>Wake Word configurable par VPIV (paraSTT) sans redémarrage du daemon Python — nécessiterait un rechargement à chaud de la config PocketSphinx.</text:span></text:p>
      <text:h text:style-name="P7" text:outline-level="2"><text:span text:style-name="T8">10.3 Catalogue STT (Table D)</text:span></text:h>
      <text:p text:style-name="P5"><text:span text:style-name="T6">La Table D est le fichier source des commandes vocales. Elle doit être maintenue à jour et cohérente avec la Table A (mêmes VAR/PROP/FORMAT_VALUE). Toute modification implique de relancer rz_build_system.py puis rz_build_dict.py. La version consolidée (V1+V2) est disponible dans le fichier Table_D_STT_Consolidee.docx de ce projet.</text:span></text:p>
      <text:p text:style-name="P3"/>
      <text:p text:style-name="P10"><text:span text:style-name="T16">Projet RZ — Module STT/Voice — v1.0 — Avril 2026 — Vincent Philipp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494cm" fo:margin-bottom="0.212cm" style:contextual-spacing="false"/>
      <style:text-properties fo:color="#1f4e79" loext:opacity="100%" style:font-name="Arial1" fo:font-family="Arial" style:font-family-generic="swiss" style:font-pitch="variable" fo:font-size="15pt" fo:font-weight="bold" style:font-name-asian="Arial2" style:font-family-asian="Arial" style:font-family-generic-asian="system" style:font-pitch-asian="variable" style:font-size-asian="15pt" style:font-weight-asian="bold" style:font-name-complex="Arial2" style:font-family-complex="Arial" style:font-family-generic-complex="system" style:font-pitch-complex="variable" style:font-size-complex="15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353cm" fo:margin-bottom="0.141c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247cm" fo:margin-bottom="0.106cm" style:contextual-spacing="false"/>
      <style:text-properties fo:color="#44444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Un-named</dc:creator>
    <meta:editing-cycles>1</meta:editing-cycles>
    <meta:creation-date>2026-04-22T08:35:48.475000000</meta:creation-date>
    <dc:date>2026-04-22T08:35:48.476000000</dc:date>
    <meta:document-statistic meta:table-count="10" meta:image-count="0" meta:object-count="0" meta:page-count="6" meta:paragraph-count="311" meta:word-count="2141" meta:character-count="15026" meta:non-whitespace-character-count="12986"/>
    <meta:generator>LibreOffice/26.2.0.3$Windows_X86_64 LibreOffice_project/620$Build-3</meta:generator>
  </office:meta>
</office:document-meta>
</file>